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4932*"/>
    </style:style>
    <style:style style:name="Table1.B" style:family="table-column">
      <style:table-column-properties style:rel-column-width="21568*"/>
    </style:style>
    <style:style style:name="Table1.C" style:family="table-column">
      <style:table-column-properties style:rel-column-width="29034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6214*"/>
    </style:style>
    <style:style style:name="Table2.B" style:family="table-column">
      <style:table-column-properties style:rel-column-width="3932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5319*"/>
    </style:style>
    <style:style style:name="Table3.B" style:family="table-column">
      <style:table-column-properties style:rel-column-width="22128*"/>
    </style:style>
    <style:style style:name="Table3.C" style:family="table-column">
      <style:table-column-properties style:rel-column-width="28086*"/>
    </style:style>
    <style:style style:name="Table3.A1" style:family="table-cell">
      <style:table-cell-properties fo:border="none"/>
    </style:style>
  </office:automatic-styles>
  <office:body>
    <office:text>
      <text:p text:style-name="Title">MaxPool</text:p>
      <text:p text:style-name="P1">MaxPool <text:s text:c="1"/>// MaxPool operations</text:p>
      <text:h text:style-name="Heading_20_1" text:outline-level="1">Description</text:h>
      <text:p text:style-name="First_20_paragraph">Batched max pooling operation, with optional padding and window strid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window_shape</text:span></text:p>
          </table:table-cell>
          <table:table-cell table:style-name="Table2.A1" office:value-type="string">
            <text:p text:style-name="Table_20_Contents">The window shape.</text:p>
          </table:table-cell>
        </table:table-row>
        <table:table-row>
          <table:table-cell table:style-name="Table2.A1" office:value-type="string">
            <text:p text:style-name="Table_20_Contents"><text:span text:style-name="Source_Text">window_movement_strides</text:span></text:p>
          </table:table-cell>
          <table:table-cell table:style-name="Table2.A1" office:value-type="string">
            <text:p text:style-name="Table_20_Contents">The window movement strides. (defaults to 1s)</text:p>
          </table:table-cell>
        </table:table-row>
        <table:table-row>
          <table:table-cell table:style-name="Table2.A1" office:value-type="string">
            <text:p text:style-name="Table_20_Contents"><text:span text:style-name="Source_Text">padding_below</text:span></text:p>
          </table:table-cell>
          <table:table-cell table:style-name="Table2.A1" office:value-type="string">
            <text:p text:style-name="Table_20_Contents">The below-padding shape. (defaults to 0s)</text:p>
          </table:table-cell>
        </table:table-row>
        <table:table-row>
          <table:table-cell table:style-name="Table2.A1" office:value-type="string">
            <text:p text:style-name="Table_20_Contents"><text:span text:style-name="Source_Text">padding_above</text:span></text:p>
          </table:table-cell>
          <table:table-cell table:style-name="Table2.A1" office:value-type="string">
            <text:p text:style-name="Table_20_Contents">The above-padding shape. (defaults to 0s)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<text:span text:style-name="Source_Text">arg</text:span></text:p>
          </table:table-cell>
          <table:table-cell table:style-name="Table3.A1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</table:table-row>
      </table:table>
      <text:p text:style-name="First_20_paragraph">The input for max pooling is a data batch tensor of shape <draw:frame draw:style-name="fr1" text:anchor-type="as-char"><draw:object xlink:href="Formula-4/" xlink:type="simple" xlink:show="embed" xlink:actuate="onLoad"/></draw:frame> where <draw:frame draw:style-name="fr1" text:anchor-type="as-char"><draw:object xlink:href="Formula-6/" xlink:type="simple" xlink:show="embed" xlink:actuate="onLoad"/></draw:frame>, every <draw:frame draw:style-name="fr1" text:anchor-type="as-char"><draw:object xlink:href="Formula-8/" xlink:type="simple" xlink:show="embed" xlink:actuate="onLoad"/></draw:frame>, and where <draw:frame draw:style-name="fr1" text:anchor-type="as-char"><draw:object xlink:href="Formula-10/" xlink:type="simple" xlink:show="embed" xlink:actuate="onLoad"/></draw:frame> is the batch size, and <draw:frame draw:style-name="fr1" text:anchor-type="as-char"><draw:object xlink:href="Formula-12/" xlink:type="simple" xlink:show="embed" xlink:actuate="onLoad"/></draw:frame> is the number of channels (sometimes called features). The dimensions <draw:frame draw:style-name="fr1" text:anchor-type="as-char"><draw:object xlink:href="Formula-14/" xlink:type="simple" xlink:show="embed" xlink:actuate="onLoad"/></draw:frame> correspond to the shape of an <draw:frame draw:style-name="fr1" text:anchor-type="as-char"><draw:object xlink:href="Formula-16/" xlink:type="simple" xlink:show="embed" xlink:actuate="onLoad"/></draw:frame>-dimensional data item in a batch. For example, where <draw:frame draw:style-name="fr1" text:anchor-type="as-char"><draw:object xlink:href="Formula-18/" xlink:type="simple" xlink:show="embed" xlink:actuate="onLoad"/></draw:frame>, the data may represent a two-dimensional image. It also has two attributes:</text:p>
      <text:list text:style-name="L1">
        <text:list-item>
          <text:p text:style-name="P2"><text:span text:style-name="T1">the window shape</text:span> a size vector <draw:frame draw:style-name="fr1" text:anchor-type="as-char"><draw:object xlink:href="Formula-20/" xlink:type="simple" xlink:show="embed" xlink:actuate="onLoad"/></draw:frame> where every <draw:frame draw:style-name="fr1" text:anchor-type="as-char"><draw:object xlink:href="Formula-22/" xlink:type="simple" xlink:show="embed" xlink:actuate="onLoad"/></draw:frame>; and</text:p>
        </text:list-item>
        <text:list-item>
          <text:p text:style-name="P2"><text:span text:style-name="T1">the window movement strides, optional</text:span> a vector of positive integers <draw:frame draw:style-name="fr1" text:anchor-type="as-char"><draw:object xlink:href="Formula-24/" xlink:type="simple" xlink:show="embed" xlink:actuate="onLoad"/></draw:frame>.</text:p>
        </text:list-item>
      </text:list>
      <text:p text:style-name="First_20_paragraph">The output has the shape <draw:frame draw:style-name="fr1" text:anchor-type="as-char"><draw:object xlink:href="Formula-26/" xlink:type="simple" xlink:show="embed" xlink:actuate="onLoad"/></draw:frame>, where <draw:frame draw:style-name="fr1" text:anchor-type="as-char"><draw:object xlink:href="Formula-28/" xlink:type="simple" xlink:show="embed" xlink:actuate="onLoad"/></draw:frame>.</text:p>
      <text:h text:style-name="Heading_20_1" text:outline-level="1">Mathematical Definition</text:h>
      <text:p text:style-name="First_20_paragraph">Given an input data batch tensor <draw:frame draw:style-name="fr1" text:anchor-type="as-char"><draw:object xlink:href="Formula-30/" xlink:type="simple" xlink:show="embed" xlink:actuate="onLoad"/></draw:frame>, the output tensor is defined by the equation</text:p>
      <text:p text:style-name="Text_20_body"><draw:frame draw:style-name="fr2" text:anchor-type="paragraph"><draw:object xlink:href="Formula-32/" xlink:type="simple" xlink:show="embed" xlink:actuate="onLoad"/></draw:frame></text:p>
      <text:p text:style-name="P3">m<text:a xlink:type="simple" xlink:href="" office:name=""><text:span text:style-name="Definition">ax</text:span></text:a>{j_1 = s_1 i_1, dots, j_n = s_n i_n}^{j_1 = s_1 i_1 + w_1 - 1, dots, j_n = s_n i_n + w_n - 1} (<text:a xlink:type="simple" xlink:href="" office:name=""><text:span text:style-name="Definition">T</text:span></text:a>{in}[a,c,j_1,dots,j_n])</text:p>
      <text:h text:style-name="Heading_20_1" text:outline-level="1">C++ Interface</text:h>
      <text:p text:style-name="First_20_paragraph">ngraph::op::v0::MaxP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xPool</dc:title>
  </office:meta>
</office:document-meta>
</file>

<file path=Formula-0/content.xml><?xml version="1.0" encoding="utf-8"?>
<math xmlns="http://www.w3.org/1998/Math/MathML" display="inline">
  <mrow>
    <mo stretchy="false" form="prefix">(</mo>
    <mi>N</mi>
    <mo>,</mo>
    <mi>C</mi>
    <mo>,</mo>
    <msub>
      <mi>d</mi>
      <mn>1</mn>
    </msub>
    <mo>,</mo>
    <mi>…</mi>
    <mo>,</mo>
    <msub>
      <mi>d</mi>
      <mi>n</mi>
    </msub>
    <mo stretchy="false" form="postfix">)</mo>
  </mrow>
</math>
</file>

<file path=Formula-10/content.xml><?xml version="1.0" encoding="utf-8"?>
<math xmlns="http://www.w3.org/1998/Math/MathML" display="inline">
  <mi>N</mi>
</math>
</file>

<file path=Formula-12/content.xml><?xml version="1.0" encoding="utf-8"?>
<math xmlns="http://www.w3.org/1998/Math/MathML" display="inline">
  <mrow>
    <mi>C</mi>
    <mo>&gt;</mo>
    <mn>0</mn>
  </mrow>
</math>
</file>

<file path=Formula-14/content.xml><?xml version="1.0" encoding="utf-8"?>
<math xmlns="http://www.w3.org/1998/Math/MathML" display="inline">
  <mrow>
    <mo stretchy="false" form="prefix">(</mo>
    <msub>
      <mi>d</mi>
      <mn>1</mn>
    </msub>
    <mo>,</mo>
    <mi>…</mi>
    <mo>,</mo>
    <msub>
      <mi>d</mi>
      <mi>n</mi>
    </msub>
    <mo stretchy="false" form="postfix">)</mo>
  </mrow>
</math>
</file>

<file path=Formula-16/content.xml><?xml version="1.0" encoding="utf-8"?>
<math xmlns="http://www.w3.org/1998/Math/MathML" display="inline">
  <mi>n</mi>
</math>
</file>

<file path=Formula-18/content.xml><?xml version="1.0" encoding="utf-8"?>
<math xmlns="http://www.w3.org/1998/Math/MathML" display="inline">
  <mrow>
    <mi>n</mi>
    <mo>=</mo>
    <mn>2</mn>
  </mrow>
</math>
</file>

<file path=Formula-2/content.xml><?xml version="1.0" encoding="utf-8"?>
<math xmlns="http://www.w3.org/1998/Math/MathML" display="inline">
  <mrow>
    <mo stretchy="false" form="prefix">(</mo>
    <mi>N</mi>
    <mo>,</mo>
    <mi>C</mi>
    <mo>,</mo>
    <mi>d</mi>
    <msub>
      <mi>′</mi>
      <mn>1</mn>
    </msub>
    <mo>,</mo>
    <mi>…</mi>
    <mo>,</mo>
    <mi>d</mi>
    <msub>
      <mi>′</mi>
      <mi>n</mi>
    </msub>
    <mo stretchy="false" form="postfix">)</mo>
  </mrow>
</math>
</file>

<file path=Formula-20/content.xml><?xml version="1.0" encoding="utf-8"?>
<math xmlns="http://www.w3.org/1998/Math/MathML" display="inline">
  <mrow>
    <mo stretchy="false" form="prefix">(</mo>
    <msub>
      <mi>w</mi>
      <mn>1</mn>
    </msub>
    <mo>,</mo>
    <mi>…</mi>
    <mo>,</mo>
    <msub>
      <mi>w</mi>
      <mi>n</mi>
    </msub>
    <mo stretchy="false" form="postfix">)</mo>
  </mrow>
</math>
</file>

<file path=Formula-22/content.xml><?xml version="1.0" encoding="utf-8"?>
<math xmlns="http://www.w3.org/1998/Math/MathML" display="inline">
  <mrow>
    <msub>
      <mi>w</mi>
      <mi>i</mi>
    </msub>
    <mo>≤</mo>
    <msub>
      <mi>d</mi>
      <mi>i</mi>
    </msub>
  </mrow>
</math>
</file>

<file path=Formula-24/content.xml><?xml version="1.0" encoding="utf-8"?>
<math xmlns="http://www.w3.org/1998/Math/MathML" display="inline">
  <mrow>
    <mo stretchy="false" form="prefix">(</mo>
    <msub>
      <mi>s</mi>
      <mn>1</mn>
    </msub>
    <mo>,</mo>
    <mi>…</mi>
    <mo>,</mo>
    <msub>
      <mi>s</mi>
      <mi>n</mi>
    </msub>
    <mo stretchy="false" form="postfix">)</mo>
  </mrow>
</math>
</file>

<file path=Formula-26/content.xml><?xml version="1.0" encoding="utf-8"?>
<math xmlns="http://www.w3.org/1998/Math/MathML" display="inline">
  <mrow>
    <mo stretchy="false" form="prefix">(</mo>
    <mi>N</mi>
    <mo>,</mo>
    <mi>C</mi>
    <mo>,</mo>
    <mi>d</mi>
    <msub>
      <mi>′</mi>
      <mn>1</mn>
    </msub>
    <mo>,</mo>
    <mi>…</mi>
    <mo>,</mo>
    <mi>d</mi>
    <msub>
      <mi>′</mi>
      <mi>n</mi>
    </msub>
    <mo stretchy="false" form="postfix">)</mo>
  </mrow>
</math>
</file>

<file path=Formula-28/content.xml><?xml version="1.0" encoding="utf-8"?>
<math xmlns="http://www.w3.org/1998/Math/MathML" display="inline">
  <mrow>
    <mi>d</mi>
    <msub>
      <mi>′</mi>
      <mi>n</mi>
    </msub>
    <mo>=</mo>
    <mo stretchy="false" form="prefix">⌈</mo>
    <mfrac>
      <mrow>
        <msub>
          <mi>d</mi>
          <mi>i</mi>
        </msub>
        <mo>−</mo>
        <msub>
          <mi>w</mi>
          <mi>i</mi>
        </msub>
        <mo>+</mo>
        <mn>1</mn>
      </mrow>
      <msub>
        <mi>s</mi>
        <mi>i</mi>
      </msub>
    </mfrac>
    <mo stretchy="false" form="postfix">⌉</mo>
  </mrow>
</math>
</file>

<file path=Formula-30/content.xml><?xml version="1.0" encoding="utf-8"?>
<math xmlns="http://www.w3.org/1998/Math/MathML" display="inline">
  <msub>
    <mi>T</mi>
    <mrow>
      <mi>i</mi>
      <mi>n</mi>
    </mrow>
  </msub>
</math>
</file>

<file path=Formula-32/content.xml><?xml version="1.0" encoding="utf-8"?>
<math xmlns="http://www.w3.org/1998/Math/MathML" display="block">
  <mrow>
    <msub>
      <mi>T</mi>
      <mrow>
        <mi>o</mi>
        <mi>u</mi>
        <mi>t</mi>
      </mrow>
    </msub>
    <mo stretchy="false" form="prefix">[</mo>
    <mi>a</mi>
    <mo>,</mo>
    <mi>c</mi>
    <mo>,</mo>
    <msub>
      <mi>i</mi>
      <mn>1</mn>
    </msub>
    <mo>,</mo>
    <mi>…</mi>
    <mo>,</mo>
    <msub>
      <mi>i</mi>
      <mi>n</mi>
    </msub>
    <mo stretchy="false" form="postfix">]</mo>
    <mo>=</mo>
  </mrow>
</math>
</file>

<file path=Formula-4/content.xml><?xml version="1.0" encoding="utf-8"?>
<math xmlns="http://www.w3.org/1998/Math/MathML" display="inline">
  <mrow>
    <mo stretchy="false" form="prefix">(</mo>
    <mi>N</mi>
    <mo>,</mo>
    <mi>C</mi>
    <mo>,</mo>
    <msub>
      <mi>d</mi>
      <mn>1</mn>
    </msub>
    <mo>,</mo>
    <mi>…</mi>
    <mo>,</mo>
    <msub>
      <mi>d</mi>
      <mi>n</mi>
    </msub>
    <mo stretchy="false" form="postfix">)</mo>
  </mrow>
</math>
</file>

<file path=Formula-6/content.xml><?xml version="1.0" encoding="utf-8"?>
<math xmlns="http://www.w3.org/1998/Math/MathML" display="inline">
  <mrow>
    <mi>n</mi>
    <mo>&gt;</mo>
    <mn>0</mn>
  </mrow>
</math>
</file>

<file path=Formula-8/content.xml><?xml version="1.0" encoding="utf-8"?>
<math xmlns="http://www.w3.org/1998/Math/MathML" display="inline">
  <mrow>
    <msub>
      <mi>d</mi>
      <mi>i</mi>
    </msub>
    <mo>&gt;</mo>
    <mn>0</mn>
  </mrow>
</math>
</file>